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Bitstream Vera Sans" svg:font-family="Bitstream Vera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fr" fo:country="FR"/>
    </style:style>
    <style:style style:name="P3" style:parent-style-name="Standard" style:family="paragraph">
      <style:text-properties fo:language="fr" fo:country="FR"/>
    </style:style>
    <style:style style:name="P4" style:parent-style-name="Standard" style:family="paragraph">
      <style:text-properties fo:language="pl" fo:country="PL"/>
    </style:style>
    <style:style style:name="P5" style:parent-style-name="Standard" style:family="paragraph">
      <style:text-properties fo:language="pl" fo:country="PL"/>
    </style:style>
    <style:style style:name="T6" style:parent-style-name="DefaultParagraphFont" style:family="text">
      <style:text-properties fo:language="pl" fo:country="PL"/>
    </style:style>
    <style:style style:name="P7" style:parent-style-name="Standard" style:family="paragraph">
      <style:paragraph-properties>
        <style:tab-stops>
          <style:tab-stop style:type="left" style:position="0.925in"/>
        </style:tab-stops>
      </style:paragraph-properties>
    </style:style>
    <style:style style:name="P8" style:parent-style-name="Standard" style:family="paragraph">
      <style:paragraph-properties>
        <style:tab-stops>
          <style:tab-stop style:type="left" style:position="0.925in"/>
        </style:tab-stops>
      </style:paragraph-properties>
    </style:style>
    <style:style style:name="P9" style:parent-style-name="Standard" style:family="paragraph">
      <style:paragraph-properties>
        <style:tab-stops>
          <style:tab-stop style:type="left" style:position="0.925in"/>
        </style:tab-stops>
      </style:paragraph-properties>
    </style:style>
    <style:style style:name="P10" style:parent-style-name="Standard" style:family="paragraph">
      <style:paragraph-properties>
        <style:tab-stops>
          <style:tab-stop style:type="left" style:position="0.925in"/>
        </style:tab-stops>
      </style:paragraph-properties>
    </style:style>
    <style:style style:name="P11" style:parent-style-name="Standard" style:family="paragraph">
      <style:paragraph-properties>
        <style:tab-stops>
          <style:tab-stop style:type="left" style:position="0.925in"/>
        </style:tab-stops>
      </style:paragraph-properties>
    </style:style>
  </office:automatic-styles>
  <office:body>
    <office:text text:use-soft-page-breaks="true">
      <text:p text:style-name="P1"><text:s text:c="24"/>The other sections are in the presentation because I did them in there<text:s/><text:line-break/><text:line-break/><text:line-break/>import smtplib</text:p>
      <text:p text:style-name="Standard">from email.mime.text import MIMEText</text:p>
      <text:p text:style-name="Standard">from email.mime.multipart import MIMEMultipart</text:p>
      <text:p text:style-name="Standard">from flask import Flask, render_template</text:p>
      <text:p text:style-name="Standard">from datetime import datetime</text:p>
      <text:p text:style-name="Standard">import os</text:p>
      <text:p text:style-name="Standard">import time</text:p>
      <text:p text:style-name="Standard">import RPi.GPIO as GPIO</text:p>
      <text:p text:style-name="Standard">from rpi_lcd import LCD</text:p>
      <text:p text:style-name="Standard">import threading<text:tab/></text:p>
      <text:p text:style-name="Standard"/>
      <text:p text:style-name="Standard"/>
      <text:p text:style-name="Standard">app = Flask(__name__)</text:p>
      <text:p text:style-name="Standard"/>
      <text:p text:style-name="Standard"/>
      <text:p text:style-name="Standard"/>
      <text:p text:style-name="Standard">smtp_server = 'smtp.gmail.com'</text:p>
      <text:p text:style-name="P2">smtp_port = 587</text:p>
      <text:p text:style-name="P3">sender_email = 'nathanattard12345@gmail.com'</text:p>
      <text:p text:style-name="Standard">sender_password = 'oidkjaqhrkvkuopd'</text:p>
      <text:p text:style-name="Standard">receiver_email = 'nathanattard12345@gmail.com'</text:p>
      <text:p text:style-name="Standard"/>
      <text:p text:style-name="Standard"/>
      <text:p text:style-name="Standard">def send_email():</text:p>
      <text:p text:style-name="Standard"><text:tab/>"""Ths will send an email displaying the temperature """</text:p>
      <text:p text:style-name="Standard"><text:tab/>message = MIMEMultipart()</text:p>
      <text:p text:style-name="Standard"><text:tab/>message['From'] = sender_email</text:p>
      <text:p text:style-name="Standard"><text:tab/>message['To'] = receiver_email</text:p>
      <text:p text:style-name="Standard"><text:tab/>message['Subject'] = 'Python email alert'</text:p>
      <text:p text:style-name="Standard"><text:tab/>body = 'Tempreture = ' + str(read_temp())</text:p>
      <text:p text:style-name="Standard"><text:tab/>message.attach(MIMEText(body, 'plain'))</text:p>
      <text:p text:style-name="Standard"><text:tab/>with smtplib.SMTP(smtp_server, smtp_port) as server:</text:p>
      <text:p text:style-name="Standard"><text:tab/><text:tab/>server.starttls()</text:p>
      <text:p text:style-name="Standard"><text:tab/><text:tab/>server.login(sender_email, sender_password)</text:p>
      <text:p text:style-name="Standard"><text:tab/><text:tab/>text = message.as_string()</text:p>
      <text:p text:style-name="Standard"><text:tab/><text:tab/>server.sendmail(sender_email, receiver_email, text)</text:p>
      <text:p text:style-name="Standard"><text:tab/></text:p>
      <text:p text:style-name="Standard">lcd= LCD()</text:p>
      <text:p text:style-name="Standard"/>
      <text:p text:style-name="Standard">temp_sensor = '/sys/bus/w1/devices/10-00080232f3ad/w1_slave'</text:p>
      <text:p text:style-name="Standard"/>
      <text:p text:style-name="P4">def setup():</text:p>
      <text:p text:style-name="P5"><text:s text:c="4"/>os.system('modprobe w1-gpio')</text:p>
      <text:p text:style-name="Standard"><text:span text:style-name="T6"><text:s text:c="4"/></text:span>os.system('modprobe w1-therm')</text:p>
      <text:p text:style-name="Standard"><text:s text:c="4"/>GPIO.setwarnings(False)</text:p>
      <text:p text:style-name="Standard"/>
      <text:p text:style-name="Standard">def temp_raw():</text:p>
      <text:p text:style-name="Standard"><text:s text:c="4"/>f = open(temp_sensor,'r')</text:p>
      <text:p text:style-name="Standard"><text:s text:c="4"/>lines = f.readlines()</text:p>
      <text:soft-page-break/>
      <text:p text:style-name="Standard"><text:s text:c="4"/>f.close()</text:p>
      <text:p text:style-name="Standard"><text:s text:c="4"/>return lines</text:p>
      <text:p text:style-name="Standard"/>
      <text:p text:style-name="Standard">def read_temp():</text:p>
      <text:p text:style-name="Standard"><text:s text:c="4"/>lines = temp_raw()</text:p>
      <text:p text:style-name="Standard"><text:s text:c="4"/>while lines[0].strip()[-3:] != 'YES':</text:p>
      <text:p text:style-name="Standard"><text:s text:c="8"/>time.sleep(0.2)</text:p>
      <text:p text:style-name="Standard"><text:s text:c="8"/>lines = temp_raw()</text:p>
      <text:p text:style-name="Standard"/>
      <text:p text:style-name="Standard"><text:s text:c="4"/>temp_output = lines[1].find('t=')</text:p>
      <text:p text:style-name="Standard"/>
      <text:p text:style-name="Standard"><text:s text:c="4"/>if temp_output != -1:</text:p>
      <text:p text:style-name="Standard"><text:s text:c="8"/>temp_string = lines[1].strip()[temp_output + 2:]</text:p>
      <text:p text:style-name="Standard"><text:s text:c="8"/>temp_c = float(temp_string)/1000</text:p>
      <text:p text:style-name="Standard"><text:s text:c="8"/>return round(temp_c,1)</text:p>
      <text:p text:style-name="P7"/>
      <text:p text:style-name="P8">def destroy():</text:p>
      <text:p text:style-name="P9"><text:s text:c="6"/>print("Cleaning up ...")</text:p>
      <text:p text:style-name="P10"><text:s text:c="6"/>GPIO.cleanup()</text:p>
      <text:p text:style-name="P11"><text:s text:c="6"/>lcd.clear()</text:p>
      <text:p text:style-name="Standard"/>
      <text:p text:style-name="Standard">def lcd_temp():<text:tab/></text:p>
      <text:p text:style-name="Standard"><text:tab/>"""Thiss will keep updating the temperature to the LCD and te time every time"""</text:p>
      <text:p text:style-name="Standard"><text:tab/>while True:</text:p>
      <text:p text:style-name="Standard"><text:tab/><text:tab/>temp = read_temp()</text:p>
      <text:p text:style-name="Standard"><text:tab/><text:tab/>lcd.text("Temp:" + str(temp) + "C",2)</text:p>
      <text:p text:style-name="Standard"><text:tab/><text:tab/>lcd.text(time.strftime("%H:%M"),1)</text:p>
      <text:p text:style-name="Standard"/>
      <text:p text:style-name="Standard"/>
      <text:p text:style-name="Standard">@app.route('/')</text:p>
      <text:p text:style-name="Standard">def home():</text:p>
      <text:p text:style-name="Standard"><text:tab/>date = datetime.now().strftime("%A %d %B %Y")</text:p>
      <text:p text:style-name="Standard"><text:tab/>temp = read_temp()</text:p>
      <text:p text:style-name="Standard"><text:tab/>return render_template('index.html', date=date , temp=temp)</text:p>
      <text:p text:style-name="Standard"/>
      <text:p text:style-name="Standard"/>
      <text:p text:style-name="Standard"/>
      <text:p text:style-name="Standard">@app.route('/send_email', methods=['POST'])</text:p>
      <text:p text:style-name="Standard">def send_email_route():</text:p>
      <text:p text:style-name="Standard"><text:tab/>send_email()</text:p>
      <text:p text:style-name="Standard"><text:tab/>return "Email was send  !!!!"</text:p>
      <text:p text:style-name="Standard"/>
      <text:p text:style-name="Standard"/>
      <text:p text:style-name="Standard"/>
      <text:p text:style-name="Standard"/>
      <text:p text:style-name="Standard">try:</text:p>
      <text:p text:style-name="Standard"><text:s/><text:tab/>setup()</text:p>
      <text:p text:style-name="Standard"><text:tab/>lcd_thread = threading.Thread(target=lcd_temp)</text:p>
      <text:p text:style-name="Standard"><text:tab/>lcd_thread.start()<text:tab/></text:p>
      <text:p text:style-name="Standard"><text:tab/>app.run()<text:tab/></text:p>
      <text:p text:style-name="Standard">except KeyboardInterrupt:</text:p>
      <text:p text:style-name="Standard"><text:tab/>lcd.clear()</text:p>
      <text:soft-page-break/>
      <text:p text:style-name="Standard"><text:tab/>destroy()</text:p>
      <text:p text:style-name="Standard"><text:tab/><text:tab/>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><text:tab/><text:tab/><text:tab/><text:tab/>HTML FILE</text:p>
      <text:p text:style-name="Standard"/>
      <text:p text:style-name="Standard"/>
      <text:p text:style-name="Standard">&lt;!DOCTYPE html&gt;</text:p>
      <text:p text:style-name="Standard"/>
      <text:p text:style-name="Standard">&lt;html lang="en" style="background-color: black;"&gt;</text:p>
      <text:p text:style-name="Standard">&lt;head&gt;</text:p>
      <text:p text:style-name="Standard"><text:s text:c="4"/>&lt;meta charset="UTF-8"&gt;</text:p>
      <text:p text:style-name="Standard"><text:s text:c="4"/>&lt;meta http-equiv="X-UA-Compatible" content="IE=edge"&gt;</text:p>
      <text:p text:style-name="Standard"><text:s text:c="4"/>&lt;meta name="viewport" content="width=device-width, initial-scale=1.0"&gt;</text:p>
      <text:p text:style-name="Standard"><text:s text:c="4"/>&lt;title&gt;Temperature&lt;/title&gt;</text:p>
      <text:p text:style-name="Standard"/>
      <text:p text:style-name="Standard">&lt;/head&gt;</text:p>
      <text:p text:style-name="Standard"/>
      <text:p text:style-name="Standard">&lt;body&gt;</text:p>
      <text:p text:style-name="Standard"/>
      <text:p text:style-name="Standard"><text:s text:c="4"/>&lt;h1 class="Title" style="color: white; text-align: center; font-size: 36px; font-weight: bold;"&gt;Weather report&lt;/h1&gt;</text:p>
      <text:p text:style-name="Standard"><text:s text:c="4"/>&lt;p id="Date"&gt;{{ date }} &lt;/p&gt;</text:p>
      <text:p text:style-name="Standard"><text:s text:c="4"/>&lt;form action="/send_email" method="post"&gt;</text:p>
      <text:p text:style-name="Standard"><text:tab/>&lt;p &gt;</text:p>
      <text:p text:style-name="Standard"><text:tab/><text:tab/><text:s/>CLick the email button to sned you an email of <text:s/>the current <text:s/>temperature &lt;/p&gt;</text:p>
      <text:p text:style-name="Standard"><text:s text:c="4"/>&lt;button id="Email" style="padding: 20px;"&gt;Email&lt;/button&gt;</text:p>
      <text:p text:style-name="Standard"><text:s text:c="4"/>&lt;/form&gt;</text:p>
      <text:p text:style-name="Standard"><text:tab/>&lt;style&gt;</text:p>
      <text:p text:style-name="Standard"><text:tab/><text:tab/>html {</text:p>
      <text:p text:style-name="Standard"><text:tab/><text:tab/><text:tab/>animation: transitionIn 5.75s;</text:p>
      <text:p text:style-name="Standard"><text:tab/><text:tab/>}</text:p>
      <text:p text:style-name="Standard"/>
      <text:p text:style-name="Standard"/>
      <text:p text:style-name="Standard"/>
      <text:p text:style-name="Standard"><text:tab/><text:tab/>form{<text:tab/></text:p>
      <text:p text:style-name="Standard"><text:tab/><text:tab/><text:tab/>background-color: cyan; float: left; pad: 50px; width: 500px; text-align: center;font-size: 40px;color: rgb(0, 0, 0); font-weight: bold; margin-left: 380px;</text:p>
      <text:p text:style-name="Standard"><text:tab/><text:tab/>}</text:p>
      <text:p text:style-name="Standard"/>
      <text:p text:style-name="Standard"><text:tab/><text:tab/>#Date{</text:p>
      <text:p text:style-name="Standard"><text:tab/><text:tab/><text:tab/>color: white;</text:p>
      <text:p text:style-name="Standard"><text:tab/><text:tab/><text:tab/>font-size: 40px;</text:p>
      <text:p text:style-name="Standard"><text:tab/><text:tab/><text:tab/>text-align: center;</text:p>
      <text:p text:style-name="Standard"><text:tab/><text:tab/>}</text:p>
      <text:p text:style-name="Standard"><text:tab/><text:tab/><text:tab/></text:p>
      <text:p text:style-name="Standard"><text:tab/><text:tab/>@keyframes transitionIn {</text:p>
      <text:p text:style-name="Standard"><text:tab/></text:p>
      <text:p text:style-name="Standard"><text:tab/><text:s text:c="2"/><text:tab/><text:s/>from{</text:p>
      <text:soft-page-break/>
      <text:p text:style-name="Standard"><text:tab/></text:p>
      <text:p text:style-name="Standard"><text:tab/><text:tab/><text:s/>opacity: 0;</text:p>
      <text:p text:style-name="Standard"><text:tab/><text:tab/><text:s/>transform: rotateX(-90deg);</text:p>
      <text:p text:style-name="Standard"><text:tab/><text:tab/>}</text:p>
      <text:p text:style-name="Standard"><text:tab/></text:p>
      <text:p text:style-name="Standard"><text:tab/><text:tab/>to{</text:p>
      <text:p text:style-name="Standard"><text:tab/><text:tab/><text:s/>opacity: 1;</text:p>
      <text:p text:style-name="Standard"><text:tab/><text:tab/><text:s/>transform: rotateX(0);</text:p>
      <text:p text:style-name="Standard"><text:tab/><text:tab/>}</text:p>
      <text:p text:style-name="Standard"><text:tab/></text:p>
      <text:p text:style-name="Standard"><text:tab/>}</text:p>
      <text:p text:style-name="Standard"><text:tab/>&lt;/style&gt;</text:p>
      <text:p text:style-name="Standard">&lt;/body&gt;</text:p>
      <text:p text:style-name="Standard">&lt;/html&gt;</text:p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Bitstream Vera Sans" svg:font-family="Bitstream Vera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Bitstream Vera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Nathan Attard</dc:creator>
    <meta:creation-date>2023-05-19T14:31:00Z</meta:creation-date>
    <dc:date>2023-05-19T17:12:00Z</dc:date>
    <meta:template xlink:href="Normal.dotm" xlink:type="simple"/>
    <meta:editing-cycles>8</meta:editing-cycles>
    <meta:editing-duration>PT0S</meta:editing-duration>
    <meta:document-statistic meta:page-count="4" meta:paragraph-count="7" meta:word-count="531" meta:character-count="3552" meta:row-count="25" meta:non-whitespace-character-count="3028"/>
  </office:meta>
</office:document-meta>
</file>